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23e6" officeooo:paragraph-rsid="001f2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ooni harjoit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2:02:33.709339271</meta:creation-date>
    <dc:date>2015-09-05T12:03:12.519029526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6"/>
    <meta:generator>LibreOffice/4.2.8.2$Linux_X86_64 LibreOffice_project/420m0$Build-2</meta:generator>
  </office:meta>
</office:document-meta>
</file>